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3:Sheet1.A8 Sheet1.A1:Sheet1.A1 Sheet1.B3:Sheet1.B8 Sheet1.C3:Sheet1.C8 Sheet1.C1:Sheet1.C1 Sheet1.D3:Sheet1.D8 Sheet1.E3:Sheet1.E8 Sheet1.E1:Sheet1.E1 Sheet1.F3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2102in" svg:y="1.6713in">
            <draw:object draw:notify-on-update-of-ranges="Sheet2.L2:Sheet2.L2 Sheet2.H1:Sheet2.H1 Sheet2.H3:Sheet2.H7 Sheet2.I3:Sheet2.I7 Sheet2.J1:Sheet2.J1 Sheet2.J3:Sheet2.J7 Sheet2.K3:Sheet2.K7 Sheet2.L1:Sheet2.L1 Sheet2.L3:Sheet2.L7 Sheet2.M3:Sheet2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Sheet2.G2:Sheet2.G2 Sheet2.G3:Sheet2.G7 Sheet2.H1:Sheet2.H1 Sheet2.H3:Sheet2.H7 Sheet2.J1:Sheet2.J1 Sheet2.J3:Sheet2.J7 Sheet2.L1:Sheet2.L1 Sheet2.L3:Sheet2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5.3728in" svg:y="1.2843in">
            <draw:object draw:notify-on-update-of-ranges="Sheet2.G2:Sheet2.G2 Sheet2.G3:Sheet2.G7 Sheet2.H1:Sheet2.H1 Sheet2.I3:Sheet2.I7 Sheet2.H1:Sheet2.H1 Sheet2.J1:Sheet2.J1 Sheet2.K3:Sheet2.K7 Sheet2.L1:Sheet2.L1 Sheet2.M3:Sheet2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5.3728in" svg:y="1.2843in">
            <draw:object draw:notify-on-update-of-ranges="Sheet2.G2:Sheet2.G2 Sheet2.G3:Sheet2.G7 Sheet2.H1:Sheet2.H1 Sheet2.I3:Sheet2.I7 Sheet2.J1:Sheet2.J1 Sheet2.K3:Sheet2.K7 Sheet2.L1:Sheet2.L1 Sheet2.M3:Sheet2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2:37:40.393036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12T13:59:14.009583932</dc:date>
    <meta:editing-duration>PT2H56M39S</meta:editing-duration>
    <meta:editing-cycles>7</meta:editing-cycles>
    <meta:generator>LibreOffice/7.3.3.2$Linux_X86_64 LibreOffice_project/d1d0ea68f081ee2800a922cac8f79445e4603348</meta:generator>
    <meta:document-statistic meta:table-count="2" meta:cell-count="1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2.H1:Sheet2.H7 Sheet2.I3:Sheet2.J7 Sheet2.J1:Sheet2.J1 Sheet2.K3:Sheet2.M7 Sheet2.L1:Sheet2.L2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Sheet2.L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:Sheet2.H7" chart:label-cell-address="Sheet2.H1:Sheet2.H1" chart:class="chart:scatter">
            <chart:domain table:cell-range-address="Sheet2.I3:Sheet2.I7"/>
            <chart:data-point chart:repeated="5"/>
          </chart:series>
          <chart:series chart:style-name="ch8" chart:values-cell-range-address="Sheet2.J3:Sheet2.J7" chart:label-cell-address="Sheet2.J1:Sheet2.J1" chart:class="chart:scatter">
            <chart:domain table:cell-range-address="Sheet2.K3:Sheet2.K7"/>
            <chart:data-point chart:repeated="5"/>
          </chart:series>
          <chart:series chart:style-name="ch9" chart:values-cell-range-address="Sheet2.L3:Sheet2.L7" chart:label-cell-address="Sheet2.L1:Sheet2.L1" chart:class="chart:scatter">
            <chart:domain table:cell-range-address="Sheet2.M3:Sheet2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Sheet2.L2:Sheet2.L2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331cm" svg:y="2.138cm" svg:width="11.709cm" svg:height="5.701cm">
          <chart:coordinate-region svg:x="2.323cm" svg:y="2.337cm" svg:width="10.437cm" svg:height="4.855cm"/>
          <chart:axis chart:dimension="x" chart:name="primary-x" chart:style-name="ch6">
            <chart:title svg:x="5.50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5.133cm" svg:y="0.348cm" chart:style-name="ch2">
          <text:p>Waste Comparison of Difference of Trucks</text:p>
        </chart:title>
        <chart:legend chart:legend-position="top" svg:x="6.688cm" svg:y="1.312cm" style:legend-expansion="wide" chart:style-name="ch3"/>
        <chart:plot-area chart:style-name="ch4" table:cell-range-address="Sheet2.G2:Sheet2.G7 Sheet2.H1:Sheet2.H1 Sheet2.H3:Sheet2.H7 Sheet2.J1:Sheet2.J1 Sheet2.J3:Sheet2.J7 Sheet2.L1:Sheet2.L1 Sheet2.L3:Sheet2.L7" chart:data-source-has-labels="both" svg:x="1.389cm" svg:y="2.122cm" svg:width="17.134cm" svg:height="7.317cm">
          <chart:coordinate-region svg:x="4.418cm" svg:y="2.77cm" svg:width="13.733cm" svg:height="6.669cm"/>
          <chart:axis chart:dimension="x" chart:name="primary-x" chart:style-name="ch5" chartooo:axis-type="auto">
            <chartooo:date-scale/>
            <chart:title svg:x="0.451cm" svg:y="7.266cm" chart:style-name="ch6">
              <text:p>Difference of Trucks</text:p>
            </chart:title>
            <chart:categories table:cell-range-address="Sheet2.G3:Sheet2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Sheet2.H3:Sheet2.H7" chart:label-cell-address="Sheet2.H1:Sheet2.H1" chart:class="chart:bar">
            <chart:data-point chart:repeated="5"/>
          </chart:series>
          <chart:series chart:style-name="ch10" chart:values-cell-range-address="Sheet2.J3:Sheet2.J7" chart:label-cell-address="Sheet2.J1:Sheet2.J1" chart:class="chart:bar">
            <chart:data-point chart:repeated="5"/>
          </chart:series>
          <chart:series chart:style-name="ch11" chart:values-cell-range-address="Sheet2.L3:Sheet2.L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45cm" svg:y="0.316cm" chart:style-name="ch2">
          <text:p>Distance Comparison of Difference of Trucks</text:p>
        </chart:title>
        <chart:legend chart:legend-position="top" svg:x="5.238cm" svg:y="1.28cm" style:legend-expansion="wide" chart:style-name="ch3"/>
        <chart:plot-area chart:style-name="ch4" table:cell-range-address="Sheet2.G2:Sheet2.G7 Sheet2.H1:Sheet2.H1 Sheet2.I3:Sheet2.I7 Sheet2.J1:Sheet2.J1 Sheet2.K3:Sheet2.K7 Sheet2.L1:Sheet2.L1 Sheet2.M3:Sheet2.M7" chart:data-source-has-labels="both" svg:x="1.331cm" svg:y="2.058cm" svg:width="14.349cm" svg:height="5.781cm">
          <chart:coordinate-region svg:x="4.36cm" svg:y="2.706cm" svg:width="11.04cm" svg:height="5.133cm"/>
          <chart:axis chart:dimension="x" chart:name="primary-x" chart:style-name="ch5" chartooo:axis-type="auto">
            <chartooo:date-scale/>
            <chart:title svg:x="0.451cm" svg:y="6.262cm" chart:style-name="ch6">
              <text:p>Trucks Difference</text:p>
            </chart:title>
            <chart:categories table:cell-range-address="Sheet2.G3:Sheet2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Sheet2.I3:Sheet2.I7" chart:label-cell-address="Sheet2.H1:Sheet2.H1" chart:class="chart:bar">
            <chart:data-point chart:repeated="5"/>
            <loext:propertry-mapping loext:property="BorderColor" loext:cell-range-address="Sheet2.H1:Sheet2.H1"/>
          </chart:series>
          <chart:series chart:style-name="ch10" chart:values-cell-range-address="Sheet2.K3:Sheet2.K7" chart:label-cell-address="Sheet2.J1:Sheet2.J1" chart:class="chart:bar">
            <chart:data-point chart:repeated="5"/>
          </chart:series>
          <chart:series chart:style-name="ch11" chart:values-cell-range-address="Sheet2.M3:Sheet2.M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45cm" svg:y="0.316cm" chart:style-name="ch2">
          <text:p>Distance Comparison of Difference of Trucks</text:p>
        </chart:title>
        <chart:legend chart:legend-position="end" svg:x="13.36cm" svg:y="3.703cm" style:legend-expansion="high" chart:style-name="ch3"/>
        <chart:plot-area chart:style-name="ch4" table:cell-range-address="Sheet2.G2:Sheet2.G7 Sheet2.H1:Sheet2.H1 Sheet2.I3:Sheet2.I7 Sheet2.J1:Sheet2.J1 Sheet2.K3:Sheet2.K7 Sheet2.L1:Sheet2.L1 Sheet2.M3:Sheet2.M7" chart:data-source-has-labels="both" svg:x="1.331cm" svg:y="1.275cm" svg:width="11.709cm" svg:height="6.564cm">
          <chart:coordinate-region svg:x="2.232cm" svg:y="1.474cm" svg:width="10.808cm" svg:height="3.871cm"/>
          <chart:axis chart:dimension="x" chart:name="primary-x" chart:style-name="ch5" chartooo:axis-type="auto">
            <chartooo:date-scale/>
            <chart:title svg:x="5.95cm" svg:y="8.019cm" chart:style-name="ch6">
              <text:p>Truck Difference</text:p>
            </chart:title>
            <chart:categories table:cell-range-address="Sheet2.G3:Sheet2.G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33cm" chart:style-name="ch10">
              <text:p>Distance (Km)</text:p>
            </chart:title>
            <chart:grid chart:style-name="ch7" chart:class="major"/>
          </chart:axis>
          <chart:series chart:style-name="ch11" chart:values-cell-range-address="Sheet2.I3:Sheet2.I7" chart:label-cell-address="Sheet2.H1:Sheet2.H1" chart:class="chart:line">
            <chart:data-point chart:repeated="5"/>
          </chart:series>
          <chart:series chart:style-name="ch12" chart:values-cell-range-address="Sheet2.K3:Sheet2.K7" chart:label-cell-address="Sheet2.J1:Sheet2.J1" chart:class="chart:line">
            <chart:data-point chart:repeated="5"/>
          </chart:series>
          <chart:series chart:style-name="ch13" chart:values-cell-range-address="Sheet2.M3:Sheet2.M7" chart:label-cell-address="Sheet2.L1:Sheet2.L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